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e3069" officeooo:paragraph-rsid="000e3069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1">
      <style:text-properties officeooo:rsid="000f7a1f" officeooo:paragraph-rsid="000f7a1f"/>
    </style:style>
    <style:style style:name="P4" style:family="paragraph" style:parent-style-name="Standard" style:list-style-name="L1">
      <style:text-properties officeooo:rsid="000f7a1f" officeooo:paragraph-rsid="000ffb0d"/>
    </style:style>
    <style:style style:name="P5" style:family="paragraph" style:parent-style-name="Standard">
      <style:text-properties officeooo:rsid="000f7a1f" officeooo:paragraph-rsid="000f7a1f"/>
    </style:style>
    <style:style style:name="P6" style:family="paragraph" style:parent-style-name="Standard" style:list-style-name="L1">
      <style:text-properties officeooo:rsid="000ffb0d" officeooo:paragraph-rsid="000ffb0d"/>
    </style:style>
    <style:style style:name="P7" style:family="paragraph" style:parent-style-name="Standard" style:list-style-name="L1">
      <style:text-properties officeooo:rsid="00116583" officeooo:paragraph-rsid="00116583"/>
    </style:style>
    <style:style style:name="P8" style:family="paragraph" style:parent-style-name="Footer">
      <style:text-properties fo:font-weight="bold" style:font-weight-asian="bold" style:font-weight-complex="bold"/>
    </style:style>
    <style:style style:name="T1" style:family="text">
      <style:text-properties officeooo:rsid="000e3069"/>
    </style:style>
    <style:style style:name="T2" style:family="text">
      <style:text-properties style:text-position="sub 58%"/>
    </style:style>
    <style:style style:name="T3" style:family="text">
      <style:text-properties style:text-position="super 58%"/>
    </style:style>
    <style:style style:name="T4" style:family="text">
      <style:text-properties officeooo:rsid="000ffb0d"/>
    </style:style>
    <style:style style:name="T5" style:family="text">
      <style:text-properties officeooo:rsid="00116583"/>
    </style:style>
    <style:style style:name="T6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’<text:span text:style-name="T1">esprit est-il une propriété de la matière ?</text:span></text:p>
      <text:p text:style-name="Standard"/>
      <text:p text:style-name="Standard"/>
      <text:list xml:id="list1493952999786160673" text:style-name="L1">
        <text:list-item>
          <text:p text:style-name="P3">La matière : </text:p>
          <text:list>
            <text:list-item>
              <text:p text:style-name="P3">Ce qui peut-être perçu par les sens, et ce qui est localisé </text:p>
            </text:list-item>
            <text:list-item>
              <text:p text:style-name="P3">Plusieurs conceptions :</text:p>
            </text:list-item>
            <text:list-item>
              <text:p text:style-name="P3">Atomisme (Epicure et Lucrèce) </text:p>
              <text:list>
                <text:list-item>
                  <text:p text:style-name="P3">En divisant un objet à l’infini, on atteint une partie indivisible </text:p>
                </text:list-item>
                <text:list-item>
                  <text:p text:style-name="P4">Tout ce qui existe est constitué d’éléments premiers insécables </text:p>
                </text:list-item>
                <text:list-item>
                  <text:p text:style-name="P4"><text:span text:style-name="T4">Et t</text:span>ou<text:span text:style-name="T4">s</text:span> les changements s’expliquent par une désagrégation et une reconfiguration de ceux-ci </text:p>
                </text:list-item>
              </text:list>
            </text:list-item>
            <text:list-item>
              <text:p text:style-name="P3">Hylémorphisme (Aristote) </text:p>
              <text:list>
                <text:list-item>
                  <text:p text:style-name="P3">La matière est le fond indéterminé de l’être que la forme organiserait </text:p>
                </text:list-item>
                <text:list-item>
                  <text:p text:style-name="P6">La forme ne renvoi pas à l’apparence de cette chose </text:p>
                </text:list-item>
                <text:list-item>
                  <text:p text:style-name="P6">Il y a des changements radicalement différents, qu’on ne peut pas mettre dans le même panier </text:p>
                  <text:p text:style-name="P6">Dans <text:span text:style-name="T5">tout</text:span> changement, il y a toujours <text:span text:style-name="T5">quelque chose</text:span> qui demeure </text:p>
                  <text:list>
                    <text:list-item>
                      <text:p text:style-name="P6"><text:span text:style-name="T5">Une feuille qui grandit sera toujours une feuille </text:span><text:s/></text:p>
                      <text:list>
                        <text:list-header>
                          <text:p text:style-name="P7">= changement d’état </text:p>
                        </text:list-header>
                      </text:list>
                    </text:list-item>
                    <text:list-item>
                      <text:p text:style-name="P7">Peut-on dire qu’une graine qui devient une plante est la même chose ? </text:p>
                      <text:list>
                        <text:list-header>
                          <text:p text:style-name="P7">= changement de substance </text:p>
                          <text:p text:style-name="P7">Selon Aristote, c’est la matière première qui demeure </text:p>
                        </text:list-header>
                      </text:list>
                    </text:list-item>
                    <text:list-item>
                      <text:p text:style-name="P7">Substance → Forme </text:p>
                    </text:list-item>
                    <text:list-item>
                      <text:p text:style-name="P7">Matière première → Substance </text:p>
                    </text:list-item>
                  </text:list>
                </text:list-item>
              </text:list>
            </text:list-item>
            <text:list-item>
              <text:p text:style-name="P7">Trois manières de comprendre le changement d’une substance :</text:p>
              <text:list>
                <text:list-item>
                  <text:p text:style-name="P7">Destruction complète d’une substance et création d’une autre substance </text:p>
                </text:list-item>
                <text:list-item>
                  <text:p text:style-name="P7">Désagrégation et reformation de la substance</text:p>
                </text:list-item>
                <text:list-item>
                  <text:p text:style-name="P7"/>
                </text:list-item>
              </text:list>
            </text:list-item>
          </text:list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3069" officeooo:paragraph-rsid="000e3069"/>
    </style:style>
    <style:style style:name="MP2" style:family="paragraph" style:parent-style-name="Footer">
      <style:text-properties fo:font-weight="bold" style:font-weight-asian="bold" style:font-weight-complex="bold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hilosophie <text:tab/><text:tab/>L’esprit est-il une propriété de la matière ?</text:p>
      </style:header>
      <style:footer>
        <text:p text:style-name="MP2"><text:tab/><text:span text:style-name="MT1"><text:page-number text:select-page="current">1</text:page-number></text:span>/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5:24:24.317000000</meta:creation-date>
    <dc:date>2019-04-19T15:52:23.611000000</dc:date>
    <meta:editing-duration>PT7M38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6" meta:word-count="214" meta:character-count="1229" meta:non-whitespace-character-count="1040"/>
  </office:meta>
</office:document-meta>
</file>